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5E0000005EAB6862D59EF3F3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'Times New Roman', Times, serif"/>
    <style:font-face style:name="Lohit Devanagari2" svg:font-family="'Lohit Devanagari'"/>
    <style:font-face style:name="arial" svg:font-family="arial, sans-serif"/>
    <style:font-face style:name="monospace" svg:font-family="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P2" style:family="paragraph" style:parent-style-name="Standard" style:list-style-name="L5">
      <style:text-properties officeooo:paragraph-rsid="00d3498a"/>
    </style:style>
    <style:style style:name="P3" style:family="paragraph" style:parent-style-name="Standard">
      <style:text-properties officeooo:paragraph-rsid="00d3498a"/>
    </style:style>
    <style:style style:name="P4" style:family="paragraph" style:parent-style-name="Standard" style:list-style-name="L5">
      <style:text-properties officeooo:rsid="00d3f43a" officeooo:paragraph-rsid="00d3f43a"/>
    </style:style>
    <style:style style:name="P5" style:family="paragraph" style:parent-style-name="Standard">
      <style:text-properties officeooo:rsid="00d76031" officeooo:paragraph-rsid="00d76031"/>
    </style:style>
    <style:style style:name="P6" style:family="paragraph" style:parent-style-name="Standard" style:list-style-name="L6">
      <style:text-properties officeooo:rsid="00d76031" officeooo:paragraph-rsid="00d76031"/>
    </style:style>
    <style:style style:name="P7" style:family="paragraph" style:parent-style-name="Standard" style:list-style-name="L6">
      <style:text-properties officeooo:rsid="00da1d96" officeooo:paragraph-rsid="00dc4391"/>
    </style:style>
    <style:style style:name="P8" style:family="paragraph" style:parent-style-name="Standard">
      <style:text-properties officeooo:rsid="00dd261c" officeooo:paragraph-rsid="00dd261c"/>
    </style:style>
    <style:style style:name="P9" style:family="paragraph" style:parent-style-name="Standard" style:list-style-name="L7">
      <style:text-properties officeooo:rsid="00e06a4b" officeooo:paragraph-rsid="00e06a4b"/>
    </style:style>
    <style:style style:name="P10" style:family="paragraph" style:parent-style-name="Standard">
      <style:text-properties officeooo:rsid="00e06a4b" officeooo:paragraph-rsid="00e06a4b"/>
    </style:style>
    <style:style style:name="P11" style:family="paragraph" style:parent-style-name="Standard" style:list-style-name="L7">
      <style:text-properties officeooo:paragraph-rsid="00e50302"/>
    </style:style>
    <style:style style:name="P12" style:family="paragraph" style:parent-style-name="Standard">
      <style:text-properties officeooo:rsid="00e7cbe6" officeooo:paragraph-rsid="00e7cbe6"/>
    </style:style>
    <style:style style:name="P13" style:family="paragraph" style:parent-style-name="Standard" style:list-style-name="L8">
      <style:text-properties officeooo:rsid="00e7cbe6" officeooo:paragraph-rsid="00e7cbe6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color="#0066b3" style:font-name="Chandas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bold" officeooo:rsid="001f4ebd" officeooo:paragraph-rsid="004fdf71" fo:background-color="#b2b2b2" style:font-size-asian="10.5pt" style:font-style-asian="normal" style:font-weight-asian="bold" style:font-size-complex="10.5pt" style:font-style-complex="normal" style:font-weight-complex="bold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bold" officeooo:rsid="00cc4c20" officeooo:paragraph-rsid="00cc4c20" fo:background-color="#b2b2b2" style:font-size-asian="10.5pt" style:font-style-asian="normal" style:font-weight-asian="bold" style:font-size-complex="10.5pt" style:font-style-complex="normal" style:font-weight-complex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bold" officeooo:rsid="00b5bac4" officeooo:paragraph-rsid="00b5bac4" fo:background-color="#000000" style:font-size-asian="10.5pt" style:font-style-asian="normal" style:font-weight-asian="bold" style:font-size-complex="10.5pt" style:font-style-complex="normal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bold" officeooo:rsid="00b61d1f" officeooo:paragraph-rsid="00b61d1f" fo:background-color="#000000" style:font-size-asian="10.5pt" style:font-style-asian="normal" style:font-weight-asian="bold" style:font-size-complex="10.5pt" style:font-style-complex="normal" style:font-weight-complex="bold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bold" officeooo:rsid="00b61d1f" officeooo:paragraph-rsid="00b61d1f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0c98169" officeooo:paragraph-rsid="00c98169" fo:background-color="#000000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0ca81d8" officeooo:paragraph-rsid="00c98169" fo:background-color="#000000" style:font-size-asian="10.5pt" style:font-style-asian="normal" style:font-weight-asian="normal" style:font-size-complex="10.5pt" style:font-style-complex="normal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0cca285" officeooo:paragraph-rsid="00cca285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0cf157d" officeooo:paragraph-rsid="00cf157d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0d16012" officeooo:paragraph-rsid="00d16012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Lato" fo:font-size="10.5pt" fo:letter-spacing="normal" fo:font-style="normal" fo:font-weight="bold" officeooo:paragraph-rsid="00b99c6f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52525" style:font-name="Lato" fo:font-size="10.5pt" fo:letter-spacing="normal" fo:font-style="normal" style:text-underline-style="none" fo:font-weight="normal" officeooo:rsid="0060a69c" officeooo:paragraph-rsid="004fdf71" style:font-size-asian="10.5pt" style:font-weight-asian="normal" style:font-size-complex="10.5pt" style:font-weight-complex="normal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52525" style:font-name="Lato" fo:font-size="10.5pt" fo:letter-spacing="normal" fo:font-style="normal" style:text-underline-style="none" fo:font-weight="normal" officeooo:rsid="00b61d1f" officeooo:paragraph-rsid="00b61d1f" style:font-size-asian="10.5pt" style:font-weight-asian="normal" style:font-size-complex="10.5pt" style:font-weight-complex="normal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Lato" officeooo:paragraph-rsid="00b99c6f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Lato" officeooo:paragraph-rsid="00b9f5ac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Lato" fo:font-weight="normal" officeooo:rsid="00b99c6f" officeooo:paragraph-rsid="00b99c6f" style:font-weight-asian="normal" style:font-weight-complex="normal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Lato" officeooo:paragraph-rsid="00bc8d7e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Lato" officeooo:paragraph-rsid="00c2a61b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font-name="Lato" officeooo:paragraph-rsid="00bda3ef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Lato" officeooo:rsid="00bc8d7e" officeooo:paragraph-rsid="00bc8d7e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font-name="Lato" officeooo:rsid="00c072a4" officeooo:paragraph-rsid="00c072a4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font-name="Lato" officeooo:rsid="00c072a4" officeooo:paragraph-rsid="00c8b1e5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Lato" fo:font-size="10.5pt" fo:font-style="normal" style:text-underline-style="none" officeooo:rsid="001f4ebd" officeooo:paragraph-rsid="004fdf71" fo:background-color="#ffffff" style:font-size-asian="10.5pt" style:font-style-asian="normal" style:font-size-complex="10.5pt" style:font-style-complex="normal"/>
    </style:style>
    <style:style style:name="P38" style:family="paragraph" style:parent-style-name="Standard">
      <style:paragraph-properties fo:margin-left="0in" fo:margin-right="0in" fo:text-indent="0in" style:auto-text-indent="false"/>
      <style:text-properties officeooo:paragraph-rsid="00e97edc"/>
    </style:style>
    <style:style style:name="P39" style:family="paragraph" style:parent-style-name="Standard">
      <style:paragraph-properties fo:margin-left="0in" fo:margin-right="0in" fo:text-indent="0in" style:auto-text-indent="false"/>
      <style:text-properties officeooo:rsid="00ebdfef" officeooo:paragraph-rsid="00ebdfef"/>
    </style:style>
    <style:style style:name="P40" style:family="paragraph" style:parent-style-name="Standard">
      <style:paragraph-properties fo:margin-left="0in" fo:margin-right="0in" fo:text-indent="0in" style:auto-text-indent="false" style:shadow="none">
        <style:tab-stops/>
      </style:paragraph-properties>
      <style:text-properties fo:color="#111111" style:font-name="DejaVu Sans" fo:font-size="8pt" fo:font-style="normal" style:text-underline-style="none" fo:font-weight="normal" officeooo:rsid="00659a4b" officeooo:paragraph-rsid="006780f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in" fo:margin-right="0in" fo:text-indent="0in" style:auto-text-indent="false" style:page-number="auto" style:shadow="none">
        <style:tab-stops/>
      </style:paragraph-properties>
      <style:text-properties officeooo:paragraph-rsid="00659a4b"/>
    </style:style>
    <style:style style:name="P42" style:family="paragraph" style:parent-style-name="Standard">
      <style:paragraph-properties fo:margin-left="0in" fo:margin-right="0in" fo:text-indent="0in" style:auto-text-indent="false" fo:padding-left="0in" fo:padding-right="0in" fo:padding-top="0in" fo:padding-bottom="0.0291in" fo:border-left="none" fo:border-right="none" fo:border-top="none" fo:border-bottom="0.06pt solid #000000" style:join-border="false"/>
      <style:text-properties style:use-window-font-color="true" style:font-name="Lato" fo:font-size="10.5pt" fo:font-style="normal" style:text-underline-style="none" fo:font-weight="normal" officeooo:rsid="00d16012" officeooo:paragraph-rsid="00d16012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62b68b" style:font-size-asian="11pt" style:font-size-complex="11pt"/>
    </style:style>
    <style:style style:name="T3" style:family="text">
      <style:text-properties fo:font-size="11pt" officeooo:rsid="00b32b4f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style:use-window-font-color="true" fo:font-size="10.5pt" fo:letter-spacing="normal" fo:font-style="normal" style:text-underline-style="none" fo:background-color="transparent" loext:char-shading-value="0" style:font-size-asian="10.5pt" style:font-style-asian="normal" style:font-size-complex="10.5pt" style:font-style-complex="normal"/>
    </style:style>
    <style:style style:name="T6" style:family="text">
      <style:text-properties fo:font-variant="normal" fo:text-transform="none" style:use-window-font-color="true" fo:font-size="10.5pt" fo:letter-spacing="normal" fo:font-style="normal" style:text-underline-style="none" officeooo:rsid="00c23489" fo:background-color="transparent" loext:char-shading-value="0" style:font-size-asian="10.5pt" style:font-style-asian="normal" style:font-size-complex="10.5pt" style:font-style-complex="normal"/>
    </style:style>
    <style:style style:name="T7" style:family="text">
      <style:text-properties fo:font-variant="normal" fo:text-transform="none" style:use-window-font-color="true" fo:font-size="10.5pt" fo:letter-spacing="normal" fo:font-style="normal" style:text-underline-style="none" officeooo:rsid="00bda3ef" fo:background-color="transparent" loext:char-shading-value="0" style:font-size-asian="10.5pt" style:font-style-asian="normal" style:font-size-complex="10.5pt" style:font-style-complex="normal"/>
    </style:style>
    <style:style style:name="T8" style:family="text">
      <style:text-properties fo:font-variant="normal" fo:text-transform="none" style:use-window-font-color="true" fo:font-size="10.5pt" fo:letter-spacing="normal" fo:font-style="normal" style:text-underline-style="none" fo:font-weight="normal" officeooo:rsid="00b99c6f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9" style:family="text">
      <style:text-properties fo:font-variant="normal" fo:text-transform="none" style:use-window-font-color="true" fo:font-size="10.5pt" fo:letter-spacing="normal" fo:font-style="normal" style:text-underline-style="none" fo:font-weight="normal" officeooo:rsid="00b9f5ac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0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1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0e06a4b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2" style:family="text">
      <style:text-properties fo:color="#666666" fo:font-size="11pt" style:font-size-asian="11pt" style:font-size-complex="11pt"/>
    </style:style>
    <style:style style:name="T13" style:family="text">
      <style:text-properties fo:color="#666666" fo:font-size="11pt" officeooo:rsid="00b32b4f" style:font-size-asian="11pt" style:font-size-complex="11pt"/>
    </style:style>
    <style:style style:name="T14" style:family="text">
      <style:text-properties fo:color="#666666" fo:font-weight="bold" style:font-weight-asian="bold" style:font-weight-complex="bold"/>
    </style:style>
    <style:style style:name="T15" style:family="text">
      <style:text-properties style:text-underline-style="none" officeooo:rsid="005e1386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use-window-font-color="true" fo:font-size="10.5pt" fo:font-style="normal" style:text-underline-style="none" fo:font-weight="bold" officeooo:rsid="00b61d1f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18" style:family="text">
      <style:text-properties style:use-window-font-color="true" fo:font-size="10.5pt" fo:font-style="normal" style:text-underline-style="none" fo:font-weight="bold" officeooo:rsid="00b99c6f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19" style:family="text">
      <style:text-properties style:use-window-font-color="true" fo:font-size="10.5pt" fo:font-style="normal" style:text-underline-style="none" fo:font-weight="bold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20" style:family="text">
      <style:text-properties style:use-window-font-color="true" fo:font-size="10.5pt" fo:font-style="normal" style:text-underline-style="none" fo:font-weight="bold" officeooo:rsid="00bf4a72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21" style:family="text">
      <style:text-properties style:use-window-font-color="true" fo:font-size="10.5pt" fo:font-style="normal" style:text-underline-style="none" fo:font-weight="normal" officeooo:rsid="00b99c6f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2" style:family="text">
      <style:text-properties style:use-window-font-color="true" fo:font-size="10.5pt" fo:font-style="normal" style:text-underline-style="none" fo:font-weight="normal" officeooo:rsid="00bf45c8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3" style:family="text">
      <style:text-properties style:use-window-font-color="true" fo:font-size="10.5pt" fo:font-style="normal" style:text-underline-style="none" fo:font-weight="normal" officeooo:rsid="00b9f5ac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4" style:family="text">
      <style:text-properties style:use-window-font-color="true" fo:font-size="10.5pt" fo:font-style="normal" style:text-underline-style="none" fo:font-weight="normal" officeooo:rsid="00bc8d7e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5" style:family="text">
      <style:text-properties style:use-window-font-color="true" fo:font-size="10.5pt" fo:font-style="normal" style:text-underline-style="none" fo:font-weight="normal" officeooo:rsid="00bea633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6" style:family="text">
      <style:text-properties style:use-window-font-color="true" fo:font-size="10.5pt" fo:font-style="normal" style:text-underline-style="none" fo:font-weight="normal" officeooo:rsid="00bd7d00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7" style:family="text">
      <style:text-properties style:use-window-font-color="true" fo:font-size="10.5pt" fo:font-style="normal" style:text-underline-style="none" fo:font-weight="normal" officeooo:rsid="00bd2fc5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8" style:family="text">
      <style:text-properties style:use-window-font-color="true" fo:font-size="10.5pt" fo:font-style="normal" style:text-underline-style="none" fo:font-weight="normal" officeooo:rsid="00bf4a72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9" style:family="text">
      <style:text-properties style:use-window-font-color="true" fo:font-size="10.5pt" fo:font-style="normal" style:text-underline-style="none" fo:font-weight="normal" officeooo:rsid="00b89bf9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0" style:family="text">
      <style:text-properties style:use-window-font-color="true" fo:font-size="10.5pt" fo:font-style="normal" style:text-underline-style="none" fo:font-weight="normal" officeooo:rsid="00bda3ef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1" style:family="text">
      <style:text-properties style:use-window-font-color="true" fo:font-size="10.5pt" fo:font-style="normal" style:text-underline-style="none" fo:font-weight="normal" officeooo:rsid="00bedd73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2" style:family="text">
      <style:text-properties style:use-window-font-color="true" fo:font-size="10.5pt" fo:font-style="normal" style:text-underline-style="none" fo:font-weight="normal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3" style:family="text">
      <style:text-properties style:use-window-font-color="true" fo:font-size="10.5pt" fo:font-style="normal" style:text-underline-style="none" fo:font-weight="normal" officeooo:rsid="00bdd0cb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4" style:family="text">
      <style:text-properties style:use-window-font-color="true" fo:font-size="10.5pt" fo:font-style="normal" style:text-underline-style="none" fo:font-weight="normal" officeooo:rsid="00c47937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5" style:family="text">
      <style:text-properties style:use-window-font-color="true" fo:font-size="10.5pt" fo:font-style="normal" style:text-underline-style="none" fo:font-weight="normal" officeooo:rsid="00c23489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6" style:family="text">
      <style:text-properties style:use-window-font-color="true" fo:font-size="10.5pt" fo:font-style="normal" style:text-underline-style="none" fo:font-weight="normal" officeooo:rsid="00c8b1e5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7" style:family="text">
      <style:text-properties style:use-window-font-color="true" fo:font-size="10.5pt" fo:font-style="normal" style:text-underline-style="none" fo:font-weight="normal" officeooo:rsid="00c72d2e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8" style:family="text">
      <style:text-properties style:use-window-font-color="true" fo:font-size="10.5pt" fo:font-style="normal" style:text-underline-style="none" fo:background-color="transparent" loext:char-shading-value="0" style:font-size-asian="10.5pt" style:font-style-asian="normal" style:font-size-complex="10.5pt" style:font-style-complex="normal"/>
    </style:style>
    <style:style style:name="T39" style:family="text">
      <style:text-properties style:use-window-font-color="true" fo:font-size="10.5pt" fo:font-style="normal" style:text-underline-style="none" officeooo:rsid="00bd2fc5" fo:background-color="transparent" loext:char-shading-value="0" style:font-size-asian="10.5pt" style:font-style-asian="normal" style:font-size-complex="10.5pt" style:font-style-complex="normal"/>
    </style:style>
    <style:style style:name="T40" style:family="text">
      <style:text-properties style:use-window-font-color="true" fo:font-size="10.5pt" fo:font-style="normal" style:text-underline-style="none" officeooo:rsid="00ba81ed" fo:background-color="transparent" loext:char-shading-value="0" style:font-size-asian="10.5pt" style:font-style-asian="normal" style:font-size-complex="10.5pt" style:font-style-complex="normal"/>
    </style:style>
    <style:style style:name="T41" style:family="text">
      <style:text-properties style:use-window-font-color="true" fo:font-size="10.5pt" fo:font-style="normal" style:text-underline-style="none" officeooo:rsid="00bc8d7e" fo:background-color="transparent" loext:char-shading-value="0" style:font-size-asian="10.5pt" style:font-style-asian="normal" style:font-size-complex="10.5pt" style:font-style-complex="normal"/>
    </style:style>
    <style:style style:name="T42" style:family="text">
      <style:text-properties style:use-window-font-color="true" fo:font-size="10.5pt" fo:font-style="italic" style:text-underline-style="none" fo:font-weight="bold" officeooo:rsid="00bf4a72" fo:background-color="transparent" loext:char-shading-value="0" style:font-size-asian="10.5pt" style:font-style-asian="italic" style:font-weight-asian="bold" style:font-size-complex="10.5pt" style:font-style-complex="italic" style:font-weight-complex="bold"/>
    </style:style>
    <style:style style:name="T43" style:family="text">
      <style:text-properties style:use-window-font-color="true" style:text-underline-style="none" officeooo:rsid="00b99c6f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44" style:family="text">
      <style:text-properties style:use-window-font-color="true" style:font-name="Lato" fo:font-size="10.5pt" fo:font-style="normal" style:text-underline-style="none" fo:font-weight="normal" officeooo:rsid="00d1d699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5" style:family="text">
      <style:text-properties style:use-window-font-color="true" style:font-name="Lato" fo:font-size="10.5pt" fo:font-style="normal" style:text-underline-style="none" fo:font-weight="normal" officeooo:rsid="00d3498a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6" style:family="text">
      <style:text-properties style:use-window-font-color="true" style:font-name="Lato" fo:font-size="10.5pt" fo:font-style="normal" style:text-underline-style="none" fo:font-weight="normal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7" style:family="text">
      <style:text-properties style:use-window-font-color="true" style:font-name="Lato" fo:font-size="10.5pt" fo:font-style="normal" style:text-underline-style="none" fo:font-weight="normal" officeooo:rsid="00d553e9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8" style:family="text">
      <style:text-properties style:use-window-font-color="true" style:font-name="Lato" fo:font-size="10.5pt" fo:font-style="normal" style:text-underline-style="none" fo:font-weight="normal" officeooo:rsid="00d76031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9" style:family="text">
      <style:text-properties style:use-window-font-color="true" style:font-name="Lato" fo:font-size="10.5pt" fo:font-style="normal" style:text-underline-style="none" fo:font-weight="normal" officeooo:rsid="00d88083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0" style:family="text">
      <style:text-properties style:use-window-font-color="true" style:font-name="Lato" fo:font-size="10.5pt" fo:font-style="normal" style:text-underline-style="none" fo:font-weight="normal" officeooo:rsid="00db4c85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1" style:family="text">
      <style:text-properties style:use-window-font-color="true" style:font-name="Lato" fo:font-size="10.5pt" fo:font-style="normal" style:text-underline-style="none" fo:font-weight="normal" officeooo:rsid="00ddf13f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2" style:family="text">
      <style:text-properties style:use-window-font-color="true" style:font-name="Lato" fo:font-size="10.5pt" fo:font-style="normal" style:text-underline-style="none" fo:font-weight="normal" officeooo:rsid="00e06a4b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3" style:family="text">
      <style:text-properties style:use-window-font-color="true" style:font-name="Lato" fo:font-size="10.5pt" fo:font-style="normal" style:text-underline-style="none" fo:font-weight="normal" officeooo:rsid="00e1c979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4" style:family="text">
      <style:text-properties style:use-window-font-color="true" style:font-name="Lato" fo:font-size="10.5pt" fo:font-style="normal" style:text-underline-style="none" fo:font-weight="normal" officeooo:rsid="00e36b65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5" style:family="text">
      <style:text-properties style:use-window-font-color="true" style:font-name="Lato" fo:font-size="10.5pt" fo:font-style="normal" style:text-underline-style="none" fo:font-weight="normal" officeooo:rsid="00e50302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6" style:family="text">
      <style:text-properties style:use-window-font-color="true" style:font-name="Lato" fo:font-size="10.5pt" fo:font-style="normal" style:text-underline-style="none" fo:font-weight="normal" officeooo:rsid="00ebdfef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7" style:family="text">
      <style:text-properties style:use-window-font-color="true" style:font-name="Lato" fo:font-size="10.5pt" fo:font-style="italic" style:text-underline-style="none" fo:font-weight="normal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58" style:family="text">
      <style:text-properties fo:color="#111111" style:font-name="DejaVu Sans" fo:font-size="8pt" fo:font-style="normal" style:text-underline-style="none" fo:font-weight="normal" officeooo:rsid="00659a4b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59" style:family="text">
      <style:text-properties officeooo:rsid="00b5bac4" fo:background-color="#ffffff"/>
    </style:style>
    <style:style style:name="T60" style:family="text">
      <style:text-properties fo:background-color="#ffffff"/>
    </style:style>
    <style:style style:name="T61" style:family="text">
      <style:text-properties fo:background-color="transparent" loext:char-shading-value="0"/>
    </style:style>
    <style:style style:name="T62" style:family="text">
      <style:text-properties officeooo:rsid="00c98169" fo:background-color="transparent" loext:char-shading-value="0"/>
    </style:style>
    <style:style style:name="T63" style:family="text">
      <style:text-properties officeooo:rsid="00ca81d8" fo:background-color="transparent" loext:char-shading-value="0"/>
    </style:style>
    <style:style style:name="T64" style:family="text">
      <style:text-properties officeooo:rsid="00cb6ddd" fo:background-color="transparent" loext:char-shading-value="0"/>
    </style:style>
    <style:style style:name="T65" style:family="text">
      <style:text-properties officeooo:rsid="00cbccf5" fo:background-color="transparent" loext:char-shading-value="0"/>
    </style:style>
    <style:style style:name="T66" style:family="text">
      <style:text-properties officeooo:rsid="00cc15db" fo:background-color="transparent" loext:char-shading-value="0"/>
    </style:style>
    <style:style style:name="T67" style:family="text">
      <style:text-properties officeooo:rsid="00cc7cb4"/>
    </style:style>
    <style:style style:name="T68" style:family="text">
      <style:text-properties fo:color="#1c1c1c" fo:font-weight="bold" style:font-weight-asian="bold" style:font-weight-complex="bold"/>
    </style:style>
    <style:style style:name="T69" style:family="text">
      <style:text-properties fo:color="#1c1c1c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3">IOANNA PAPAGIANNI</text:span><text:span text:style-name="T12"> 2790</text:span><text:span text:style-name="T4"> </text:span><text:s text:c="2"/></text:p>
      <text:p text:style-name="P41"><text:span text:style-name="T58"/></text:p>
      <text:p text:style-name="P40"/>
      <text:p text:style-name="P15"><text:span text:style-name="T60"><text:s/></text:span><text:span text:style-name="T59">QUESTION</text:span><text:span text:style-name="T60"> 1 </text:span></text:p>
      <text:p text:style-name="P16"><text:span text:style-name="T60"/></text:p>
      <text:p text:style-name="P17"><text:span text:style-name="T61">A1. <text:s/></text:span><text:span text:style-name="T62">RESERVOIR ALGORITHM DESCRIPTION:</text:span></text:p>
      <text:p text:style-name="P17"><text:span text:style-name="T62"/></text:p>
      <text:p text:style-name="P20"><text:span text:style-name="T63"><text:tab/>In order to sample K items from an unknown number of N elements, it is inefficient to keep all data in memory (space complexity O(N)) and then run an algorithm to </text:span><text:span text:style-name="T65">uniformly</text:span><text:span text:style-name="T63"> choose K of them with probability K/N.</text:span></text:p>
      <text:p text:style-name="P21"><text:span text:style-name="T61"><text:tab/>The idea, is </text:span><text:span text:style-name="T64">to incrementally process the data as they come through streams, </text:span><text:span text:style-name="T65">in our case,</text:span><text:span text:style-name="T64"> </text:span><text:span text:style-name="T65">reading line by line, </text:span><text:span text:style-name="T66">so that</text:span><text:span text:style-name="T65"> everytime </text:span><text:span text:style-name="T66">we can calculate its probability of being chosen. </text:span></text:p>
      <text:p text:style-name="P21"><text:span text:style-name="T66"><text:tab/></text:span></text:p>
      <text:p text:style-name="P28"><text:span text:style-name="T17">A2. </text:span><text:span text:style-name="T18">PROOF WITH INDUCTION</text:span></text:p>
      <text:p text:style-name="P28"><text:span text:style-name="T18"/></text:p>
      <text:p text:style-name="P29"><text:span text:style-name="T21">We have:<text:tab/>1 </text:span><text:span text:style-name="T5">≤ </text:span><text:span text:style-name="T6">i</text:span><text:span text:style-name="T21"> </text:span><text:span text:style-name="T8">≤ </text:span><text:span text:style-name="T21">N</text:span><text:span text:style-name="T22"> and </text:span><text:span text:style-name="T23">K </text:span><text:span text:style-name="T9">≥</text:span><text:span text:style-name="T23"> 1</text:span></text:p>
      <text:p text:style-name="P30"><text:span text:style-name="T19">Base case</text:span><text:span text:style-name="T38">:<text:tab/></text:span><text:span text:style-name="T39">i = </text:span><text:span text:style-name="T38">N = 1 and </text:span><text:span text:style-name="T40">K = 1 </text:span><text:span text:style-name="T41">then:</text:span></text:p>
      <text:p text:style-name="P31"><text:span text:style-name="T24"><text:tab/>K/</text:span><text:span text:style-name="T25">N </text:span><text:span text:style-name="T24">= 1 (100% probability </text:span><text:span text:style-name="T26">of</text:span><text:span text:style-name="T24"> be</text:span><text:span text:style-name="T26">ing</text:span><text:span text:style-name="T24"> chosen).</text:span></text:p>
      <text:p text:style-name="P32"><text:span text:style-name="T21"><text:tab/>W</text:span><text:span text:style-name="T27">hile K </text:span><text:span text:style-name="T7">≥</text:span><text:span text:style-name="T27"> i, </text:span><text:span text:style-name="T28">the probability is: </text:span><text:span text:style-name="T20">min(1, K/N)</text:span><text:span text:style-name="T42"> </text:span><text:span text:style-name="T28">(</text:span><text:span text:style-name="T27">items have 100% probability </text:span><text:span text:style-name="T26">of</text:span><text:span text:style-name="T27"> be</text:span><text:span text:style-name="T26">ing</text:span><text:span text:style-name="T27"> chosen</text:span><text:span text:style-name="T28">)</text:span><text:span text:style-name="T27">.</text:span></text:p>
      <text:p text:style-name="P25"><text:span text:style-name="T43">induction step:</text:span></text:p>
      <text:p text:style-name="P33"><text:span text:style-name="T29"><text:tab/></text:span><text:span text:style-name="T30">When K &lt; i, l</text:span><text:span text:style-name="T29">et’s suppose that the probability of choosing any </text:span><text:span text:style-name="T30">i-st item</text:span><text:span text:style-name="T29"> is equal</text:span><text:span text:style-name="T24"> to</text:span><text:span text:style-name="T29"> K/</text:span><text:span text:style-name="T31">i</text:span><text:span text:style-name="T29">.</text:span></text:p>
      <text:p text:style-name="P34"><text:span text:style-name="T29"><text:tab/>T</text:span><text:span text:style-name="T32">he probability of the i</text:span><text:span text:style-name="T31">+1</text:span><text:span text:style-name="T32"> item </text:span><text:span text:style-name="T33">being</text:span><text:span text:style-name="T32"> picked is K / (i+1).</text:span></text:p>
      <text:p text:style-name="P35"><text:span text:style-name="T32"><text:tab/>The probability of </text:span><text:span text:style-name="T34">picking</text:span><text:span text:style-name="T32"> </text:span><text:span text:style-name="T34">a previous i-</text:span><text:span text:style-name="T32">item was K/i, </text:span><text:span text:style-name="T35">and the probability of </text:span><text:span text:style-name="T34">it </text:span><text:span text:style-name="T35">staying that way is <text:tab/>i / (i+1).</text:span></text:p>
      <text:p text:style-name="P36"><text:span text:style-name="T35"><text:tab/></text:span><text:span text:style-name="T34">(K/i) * (i / (i+1)) = K / (i+1). </text:span></text:p>
      <text:p text:style-name="P36"><text:span text:style-name="T34"><text:tab/></text:span><text:span text:style-name="T36">We proved that</text:span><text:span text:style-name="T34"> </text:span><text:span text:style-name="T36">e</text:span><text:span text:style-name="T37">ach of the i+1 items now, have </text:span><text:span text:style-name="T34">K / (i+1) </text:span><text:span text:style-name="T37">probability of being <text:tab/>selected </text:span><text:span text:style-name="T36">and consequently, when i reaches N the probability is K/N. </text:span></text:p>
      <text:p text:style-name="P19"/>
      <text:p text:style-name="P19"/>
      <text:p text:style-name="P19">A3. <text:s/><text:span text:style-name="T67">CODE INSTRUCTIONS, STRUCTURE AND RESULTS </text:span></text:p>
      <text:p text:style-name="P19"/>
      <text:p text:style-name="P22">This algorithm is implemented in Python3 and runs with the following command line format in Terminal: <text:span text:style-name="T68">python3 reservoir.py</text:span><text:span text:style-name="T14"> </text:span><text:span text:style-name="T16">sample_number_K </text:span><text:span text:style-name="T69">&lt;</text:span><text:span text:style-name="T16"> input_file.txt</text:span></text:p>
      <text:p text:style-name="P22"><text:span text:style-name="T16"/></text:p>
      <text:p text:style-name="P22"><text:span text:style-name="T16">sample_number_K:</text:span> <text:tab/>any positive integer number</text:p>
      <text:p text:style-name="P22"><text:span text:style-name="T16">input_file.txt: <text:tab/><text:tab/></text:span>any .txt file.txt</text:p>
      <text:p text:style-name="P23"/>
      <text:p text:style-name="P23">Where bold letters, standard format.</text:p>
      <text:p text:style-name="P24"/>
      <text:p text:style-name="P24">Note that, it is necessary for the files to be in the same exact folder and run the above Terminal commands in that exact folder.</text:p>
      <text:p text:style-name="P42"/>
      <text:p text:style-name="P24"/>
      <text:p text:style-name="P38"><text:span text:style-name="T44">The structure of the code is simple.</text:span></text:p>
      <text:p text:style-name="P38"><text:span text:style-name="T44"/></text:p>
      <text:p text:style-name="P39"><text:span text:style-name="T44">I</text:span><text:span text:style-name="T46">mporting </text:span><text:span text:style-name="T57">sys,</text:span><text:span text:style-name="T46"> in order to interact with the host system, and </text:span><text:span text:style-name="T57">random</text:span><text:span text:style-name="T46"> to generate some pseudo-random numbers for our implementation.</text:span></text:p>
      <text:p text:style-name="P38"><text:span text:style-name="T44"/></text:p>
      <text:p text:style-name="P38"><text:span text:style-name="T44"><text:s/>main() is responsible for </text:span><text:span text:style-name="T45">basic operations:</text:span></text:p>
      <text:list xml:id="list661068869" text:style-name="L5">
        <text:list-item>
          <text:p text:style-name="P2"><text:span text:style-name="T45">call</text:span><text:span text:style-name="T48">s</text:span><text:span text:style-name="T45"> check_input() </text:span><text:span text:style-name="T44">function</text:span></text:p>
        </text:list-item>
        <text:list-item>
          <text:p text:style-name="P2"><text:span text:style-name="T44">open</text:span><text:span text:style-name="T48">s</text:span><text:span text:style-name="T44"> the input file </text:span><text:span text:style-name="T47">to</text:span><text:span text:style-name="T44"> read line by line using __next__ python iterator</text:span></text:p>
        </text:list-item>
        <text:list-item>
          <text:p text:style-name="P4"><text:span text:style-name="T44">c</text:span><text:span text:style-name="T46">all</text:span><text:span text:style-name="T48">s </text:span><text:span text:style-name="T46">reservoir_sampling() function</text:span></text:p>
        </text:list-item>
        <text:list-item>
          <text:p text:style-name="P4"><text:soft-page-break/><text:span text:style-name="T46">call</text:span><text:span text:style-name="T48">s</text:span><text:span text:style-name="T46"> print_rows() function</text:span></text:p>
        </text:list-item>
      </text:list>
      <text:p text:style-name="P3"><text:span text:style-name="T44"/></text:p>
      <text:p text:style-name="P5"><text:span text:style-name="T44">c</text:span><text:span text:style-name="T46">heck_input() function:</text:span></text:p>
      <text:list xml:id="list1662389733" text:style-name="L6">
        <text:list-item>
          <text:p text:style-name="P6"><text:span text:style-name="T46">checks if the format of the command line is correct </text:span><text:span text:style-name="T49">and if it is not, it terminates the program.</text:span></text:p>
        </text:list-item>
        <text:list-item>
          <text:p text:style-name="P7"><text:span text:style-name="T46">checks if K is zero or negative number and if it is, terminates there </text:span><text:span text:style-name="T50">(none results obviously)</text:span><text:span text:style-name="T46">.</text:span></text:p>
          <text:p text:style-name="P7"><text:span text:style-name="T46"/></text:p>
        </text:list-item>
      </text:list>
      <text:p text:style-name="P8"><text:span text:style-name="T46">reservoir_sampling() </text:span><text:span text:style-name="T51">function:</text:span></text:p>
      <text:list xml:id="list150479489" text:style-name="L7">
        <text:list-item>
          <text:p text:style-name="P11"><text:span text:style-name="T51">c</text:span><text:span text:style-name="T52">hecks if the integer of a random </text:span><text:span text:style-name="T10">float </text:span><text:span text:style-name="T11">number</text:span><text:span text:style-name="T10"> in the interval [0.0, 1.0)</text:span><text:span text:style-name="T52"> multiplied by the row </text:span><text:span text:style-name="T53">number</text:span><text:span text:style-name="T52"> so far, is less than K, so as to add it in the selected_rows[] list. </text:span></text:p>
          <text:p text:style-name="P11"><text:span text:style-name="T54">If the list is empty, it inserts the row in </text:span><text:span text:style-name="T55">the </text:span><text:span text:style-name="T54">queue and if the queue has reached the K limit, it randomly chooses a position in the interval [0, K-1] </text:span><text:span text:style-name="T55">to put it.</text:span></text:p>
        </text:list-item>
        <text:list-item>
          <text:p text:style-name="P9"><text:span text:style-name="T46">returns everytime the new selected rows in a list.</text:span></text:p>
        </text:list-item>
      </text:list>
      <text:p text:style-name="P10"><text:span text:style-name="T46"/></text:p>
      <text:p text:style-name="P12"><text:span text:style-name="T46">print_rows() function:</text:span></text:p>
      <text:list xml:id="list2961702617" text:style-name="L8">
        <text:list-item>
          <text:p text:style-name="P13"><text:span text:style-name="T46">prints the final sampled rows (following the order which they are kept in the queue).</text:span></text:p>
        </text:list-item>
      </text:list>
      <text:p text:style-name="P12"><text:span text:style-name="T46"/></text:p>
      <text:p text:style-name="P18"><text:span text:style-name="T61">B.</text:span></text:p>
      <text:p text:style-name="P37"/>
      <text:p text:style-name="P26"><text:span text:style-name="T15"/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'Times New Roman', Times, serif"/>
    <style:font-face style:name="Lohit Devanagari2" svg:font-family="'Lohit Devanagari'"/>
    <style:font-face style:name="arial" svg:font-family="arial, sans-serif"/>
    <style:font-face style:name="monospace" svg:font-family="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officeooo:rsid="00b32b4f" style:font-size-asian="11pt" style:font-size-complex="11pt"/>
    </style:style>
    <style:style style:name="MT3" style:family="text">
      <style:text-properties fo:font-size="11pt" officeooo:rsid="0062b68b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1 <text:s text:c="53"/></text:span><text:span text:style-name="MT2">DATA MINING</text:span><text:span text:style-name="MT3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9T16:19:50.916545700</dc:date>
    <meta:editing-duration>PT8H14M27S</meta:editing-duration>
    <meta:editing-cycles>207</meta:editing-cycles>
    <meta:generator>LibreOffice/6.0.7.3$Linux_X86_64 LibreOffice_project/00m0$Build-3</meta:generator>
    <meta:document-statistic meta:table-count="0" meta:image-count="0" meta:object-count="0" meta:page-count="2" meta:paragraph-count="42" meta:word-count="490" meta:character-count="2796" meta:non-whitespace-character-count="2274"/>
  </office:meta>
</office:document-meta>
</file>